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roductos__pedidos">
        <table:table-row>
          <table:table-cell office:value-type="string">
            <text:p>NUMEROPEDIDO</text:p>
          </table:table-cell>
          <table:table-cell office:value-type="string">
            <text:p>CODIGOARTICULO</text:p>
          </table:table-cell>
          <table:table-cell office:value-type="string">
            <text:p>UNIDADE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R01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R04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R1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R22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R02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R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AR04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R06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0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0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0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1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12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15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18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19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2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32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33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3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R35</text:p>
          </table:table-cell>
          <table:table-cell office:value-type="float" office:value="24">
            <text:p>24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R06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R0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AR08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R08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AR10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AR1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AR15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AR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AR2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AR28</text:p>
          </table:table-cell>
          <table:table-cell office:value-type="float" office:value="21">
            <text:p>2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AR19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AR19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AR21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AR21</text:p>
          </table:table-cell>
          <table:table-cell office:value-type="float" office:value="22">
            <text:p>22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AR22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AR23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AR24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AR25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AR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AR2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AR22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AR27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AR27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AR29</text:p>
          </table:table-cell>
          <table:table-cell office:value-type="float" office:value="22">
            <text:p>22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AR3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AR31</text:p>
          </table:table-cell>
          <table:table-cell office:value-type="float" office:value="21">
            <text:p>21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AR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AR22</text:p>
          </table:table-cell>
          <table:table-cell office:value-type="float" office:value="22">
            <text:p>22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AR36</text:p>
          </table:table-cell>
          <table:table-cell office:value-type="float" office:value="21">
            <text:p>21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AR3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AR38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AR38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AR39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AR39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0-09-24T11:03:46</meta:creation-date>
  </office:meta>
</office:document-meta>
</file>